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737cm" fo:margin-left="0cm" fo:margin-right="2.263cm" table:align="margins"/>
    </style:style>
    <style:style style:name="Table1.A" style:family="table-column">
      <style:table-column-properties style:column-width="4.868cm" style:rel-column-width="2760*"/>
    </style:style>
    <style:style style:name="Table1.B" style:family="table-column">
      <style:table-column-properties style:column-width="5.424cm" style:rel-column-width="3075*"/>
    </style:style>
    <style:style style:name="Table1.C" style:family="table-column">
      <style:table-column-properties style:column-width="4.445cm" style:rel-column-width="25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 style:data-style-name="N0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30%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ruppekontrakt IMT1082</text:h>
      <text:p text:style-name="Text_20_body">Medlemmer: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Halvor Mydske Thoresen</text:p>
          </table:table-cell>
          <table:table-cell table:style-name="Table1.A1" office:value-type="string">
            <text:p text:style-name="Table_20_Contents">Halvtho@online.no</text:p>
          </table:table-cell>
          <table:table-cell table:style-name="Table1.C1" office:value-type="float" office:value="99593818">
            <text:p text:style-name="Table_20_Contents">99593818</text:p>
          </table:table-cell>
        </table:table-row>
        <table:table-row>
          <table:table-cell table:style-name="Table1.A2" office:value-type="string">
            <text:p text:style-name="Table_20_Contents">Tommy B. Ingdal</text:p>
          </table:table-cell>
          <table:table-cell table:style-name="Table1.A2" office:value-type="string">
            <text:p text:style-name="Table_20_Contents">Tommy.ingdal@gmail.com</text:p>
          </table:table-cell>
          <table:table-cell table:style-name="Table1.C2" office:value-type="float" office:value="92016861">
            <text:p text:style-name="Table_20_Contents">92016861</text:p>
          </table:table-cell>
        </table:table-row>
        <table:table-row>
          <table:table-cell table:style-name="Table1.A2" office:value-type="string">
            <text:p text:style-name="Table_20_Contents">Victor Rudolffson</text:p>
          </table:table-cell>
          <table:table-cell table:style-name="Table1.A2" office:value-type="string">
            <text:p text:style-name="Standard"><text:bookmark text:name="internal-source-marker_0.46505143608090371"/>sintpanda@gmail.com</text:p>
          </table:table-cell>
          <table:table-cell table:style-name="Table1.C2" office:value-type="float" office:value="41674059">
            <text:p text:style-name="Standard">41674059</text:p>
          </table:table-cell>
        </table:table-row>
      </table:table>
      <text:h text:style-name="Heading_20_7" text:outline-level="7">Organisatorisk</text:h>
      <text:p text:style-name="P3">1.) Det skal være minimum 2 statusmøter i uken.<text:line-break/>2.) Alle skal bruke SVN for å holde filene oppdatert.<text:line-break/>3.) Alle skal være ferdig med oppgavene sine til gitte frister</text:p>
      <text:p text:style-name="P3"><text:tab/>a.) Hvis frister ikke opprettholdes vil det gis en advarsel, etter 2 advarsler vil det bli kalt <text:tab/>inn til fellesmøte med faglærer hvor det bestemmes om personen må eksluderes eller ikke.<text:line-break/>4.) Alle skal møte til alle forelesninger mens prosjektet pågår.<text:line-break/>5.) Etter hvert møte skal referat skrives og lastes opp til svn server, dette skal inneholde avgjørelser som er tatt, hva som er utført/ferdig, planen for fremdriften videre/til neste møte.<text:line-break/>6.) Gruppemedlemmene skal informere hverandre tidlig om de ikke er fornøyd med innsatsen til en av de andre på gruppa.<text:line-break/>7.) Rutine dersom det blir brudd på regler:</text:p>
      <text:p text:style-name="P3"><text:tab/>a.) Samtale mellom alle gruppemedlemmer</text:p>
      <text:p text:style-name="P3"><text:tab/>b.) Hvis medlemmene ikke kommer enighet om problemet vil det bli innkalt til møte med faglærer</text:p>
      <text:p text:style-name="P3"><text:tab/>c.) Faglærer tar en avgjørelse</text:p>
      <text:h text:style-name="Heading_20_7" text:outline-level="7">Kodestandard</text:h>
      <text:p text:style-name="P3">1.) Alle skal holde seg til det vi har på kurset.<text:line-break/>2.) Alt skal være på engelsk (funksjoner, kommentarer, etc)</text:p>
      <text:p text:style-name="P3">3.) Frode sitt forslag til rekke på impementasjon skal følges.<text:line-break/>4.) Alle skal følge Frode sitt dokument om sedvaner, men med følgende endringer:</text:p>
      <text:p text:style-name="P3"><text:tab/><text:tab/>Navnformering av funksjoner, variabler og constanter skal gjøres på følgende måte:</text:p>
      <text:p text:style-name="P3"><text:tab/><text:tab/>funksjon: getDate()</text:p>
      <text:p text:style-name="P3"><text:tab/><text:tab/><text:tab/><text:tab/><text:tab/>{</text:p>
      <text:p text:style-name="P3"><text:tab/><text:tab/><text:tab/><text:tab/><text:tab/><text:tab/>//kode</text:p>
      <text:p text:style-name="P3"><text:tab/><text:tab/><text:tab/><text:tab/><text:tab/>}</text:p>
      <text:p text:style-name="P3"><text:tab/><text:tab/>variabler: dateTime = something</text:p>
      <text:p text:style-name="P3"><text:tab/><text:tab/>const: MAXSOMETHING = something</text:p>
      <text:p text:style-name="P1"/>
      <text:p text:style-name="P1"/>
      <text:p text:style-name="Standard"/>
      <text:p text:style-name="Standard"/>
      <text:p text:style-name="P2">DATO:<text:tab/> __________________<text:tab/><text:tab/>SIGNATUR: 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54:24.83</meta:creation-date>
    <dc:date>2013-03-21T13:39:42.11</dc:date>
    <meta:editing-duration>PT14M54S</meta:editing-duration>
    <meta:editing-cycles>2</meta:editing-cycles>
    <meta:generator>OpenOffice.org/3.4.1$Win32 OpenOffice.org_project/341m1$Build-9593</meta:generator>
    <meta:document-statistic meta:table-count="1" meta:image-count="0" meta:object-count="0" meta:page-count="1" meta:paragraph-count="28" meta:word-count="245" meta:character-count="1639"/>
  </office:meta>
</office:document-meta>
</file>